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734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Freq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5" table:default-cell-style-name="ce9"/>
        <table:table-row table:style-name="ro1">
          <table:table-cell/>
          <table:table-cell table:style-name="ce7" table:number-columns-repeated="7"/>
        </table:table-row>
        <table:table-row table:style-name="ro1">
          <table:table-cell/>
          <table:table-cell table:style-name="ce7" office:value-type="string" calcext:value-type="string">
            <text:p>Ball Numbers</text:p>
          </table:table-cell>
          <table:table-cell table:style-name="ce7" office:value-type="string" calcext:value-type="string">
            <text:p>1st Digit Freq</text:p>
          </table:table-cell>
          <table:table-cell table:style-name="ce7" office:value-type="string" calcext:value-type="string">
            <text:p>2nd Digit Freq</text:p>
          </table:table-cell>
          <table:table-cell table:style-name="ce7" office:value-type="string" calcext:value-type="string">
            <text:p>3rd Digit Freq</text:p>
          </table:table-cell>
          <table:table-cell table:style-name="ce7" office:value-type="string" calcext:value-type="string">
            <text:p>4th Digit Freq</text:p>
          </table:table-cell>
          <table:table-cell table:style-name="ce7" office:value-type="string" calcext:value-type="string">
            <text:p>5th Digit Freq</text:p>
          </table:table-cell>
          <table:table-cell table:style-name="ce7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</table:table>
      <table:table table:name="Charts" table:style-name="ta1">
        <table:shapes>
          <draw:frame draw:z-index="0" draw:style-name="gr1" draw:text-style-name="P1" svg:width="20.594cm" svg:height="12.694cm" svg:x="2.36cm" svg:y="0.1cm">
            <draw:object draw:notify-on-update-of-ranges="dataFreq.B3:dataFreq.B93 dataFreq.C3:dataFreq.C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636cm" svg:height="12.894cm" svg:x="23.365cm" svg:y="0.167cm">
            <draw:object draw:notify-on-update-of-ranges="dataFreq.B3:dataFreq.B92 dataFreq.D3:dataFreq.D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209cm" svg:height="12.219cm" svg:x="2.451cm" svg:y="13.626cm">
            <draw:object draw:notify-on-update-of-ranges="dataFreq.B3:dataFreq.B92 dataFreq.E3:dataFreq.E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.804cm" svg:height="12.45cm" svg:x="23.61cm" svg:y="13.675cm">
            <draw:object draw:notify-on-update-of-ranges="dataFreq.B3:dataFreq.B92 dataFreq.F3:dataFreq.F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.852cm" svg:height="11.342cm" svg:x="2.533cm" svg:y="27.226cm">
            <draw:object draw:notify-on-update-of-ranges="dataFreq.B3:dataFreq.B92 dataFreq.G3:dataFreq.G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916cm" svg:height="10.997cm" svg:x="23.817cm" svg:y="27.252cm">
            <draw:object draw:notify-on-update-of-ranges="dataFreq.B3:dataFreq.B92 dataFreq.H3:dataFreq.H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.977cm" fo:margin-bottom="4.537cm" fo:margin-left="0.78cm" fo:margin-right="0.637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7:18:14.987384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17:19:30.085335426</dc:date>
    <meta:editing-duration>PT58M5S</meta:editing-duration>
    <meta:editing-cycles>7</meta:editing-cycles>
    <meta:generator>LibreOffice/6.4.7.2$Linux_X86_64 LibreOffice_project/40$Build-2</meta:generator>
    <meta:document-statistic meta:table-count="2" meta:cell-count="63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95cm" svg:height="12.695cm" xlink:href=".." xlink:type="simple" chart:class="chart:bar" chart:style-name="ch1">
        <chart:title svg:x="8.282cm" svg:y="0.389cm" chart:style-name="ch2">
          <text:p>1st Digit Frequency</text:p>
        </chart:title>
        <chart:legend chart:legend-position="end" svg:x="18.332cm" svg:y="6.048cm" style:legend-expansion="high" chart:style-name="ch3"/>
        <chart:plot-area chart:style-name="ch4" table:cell-range-address="dataFreq.B3:dataFreq.C93" chart:data-source-has-labels="column" svg:x="1.422cm" svg:y="1.421cm" svg:width="16.499cm" svg:height="10.04cm">
          <chartooo:coordinate-region svg:x="2.043cm" svg:y="1.421cm" svg:width="15.598cm" svg:height="9.393cm"/>
          <chart:axis chart:dimension="x" chart:name="primary-x" chart:style-name="ch5" chartooo:axis-type="auto">
            <chartooo:date-scale/>
            <chart:title svg:x="0.451cm" svg:y="7.477cm" chart:style-name="ch6">
              <text:p>Ball Numbers</text:p>
            </chart:title>
            <chart:categories table:cell-range-address="dataFreq.B3:dataFreq.B93"/>
            <chart:grid chart:style-name="ch7" chart:class="major"/>
          </chart:axis>
          <chart:axis chart:dimension="y" chart:name="primary-y" chart:style-name="ch8">
            <chart:title svg:x="8.846cm" svg:y="11.714cm" chart:style-name="ch9">
              <text:p>Frequency</text:p>
            </chart:title>
            <chart:grid chart:style-name="ch7" chart:class="major"/>
          </chart:axis>
          <chart:series chart:style-name="ch10" chart:values-cell-range-address="dataFreq.C3:dataFreq.C93" chart:class="chart:bar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3</svg:desc>
                </draw:g>
              </table:table-cell>
              <table:table-cell office:value-type="float" office:value="250">
                <text:p>250</text:p>
                <draw:g>
                  <svg:desc>dataFreq.C3:dataFreq.C9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37cm" svg:height="12.895cm" xlink:href=".." xlink:type="simple" chart:class="chart:bar" chart:style-name="ch1">
        <chart:title svg:x="7.75cm" svg:y="0.393cm" chart:style-name="ch2">
          <text:p>2nd Digit Frequency</text:p>
        </chart:title>
        <chart:legend chart:legend-position="end" svg:x="17.374cm" svg:y="6.148cm" style:legend-expansion="high" chart:style-name="ch3"/>
        <chart:plot-area chart:style-name="ch4" table:cell-range-address="dataFreq.B3:dataFreq.B92 dataFreq.D3:dataFreq.D92" chart:data-source-has-labels="column" svg:x="1.403cm" svg:y="1.429cm" svg:width="15.579cm" svg:height="10.228cm">
          <chartooo:coordinate-region svg:x="2.024cm" svg:y="1.475cm" svg:width="14.678cm" svg:height="9.535cm"/>
          <chart:axis chart:dimension="x" chart:name="primary-x" chart:style-name="ch5" chartooo:axis-type="auto">
            <chartooo:date-scale/>
            <chart:title svg:x="0.451cm" svg:y="7.579cm" chart:style-name="ch6">
              <text:p>Ball Numbers</text:p>
            </chart:title>
            <chart:categories table:cell-range-address="dataFreq.B3:dataFreq.B92"/>
            <chart:grid chart:style-name="ch7" chart:class="major"/>
          </chart:axis>
          <chart:axis chart:dimension="y" chart:name="primary-y" chart:style-name="ch8">
            <chart:title svg:x="8.367cm" svg:y="11.914cm" chart:style-name="ch9">
              <text:p>Frequency</text:p>
            </chart:title>
            <chart:grid chart:style-name="ch7" chart:class="major"/>
          </chart:axis>
          <chart:series chart:style-name="ch10" chart:values-cell-range-address="dataFreq.D3:dataFreq.D92" chart:class="chart:ba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2</svg:desc>
                </draw:g>
              </table:table-cell>
              <table:table-cell office:value-type="float" office:value="0">
                <text:p>0</text:p>
                <draw:g>
                  <svg:desc>dataFreq.D3:dataFreq.D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cm" svg:height="12.22cm" xlink:href=".." xlink:type="simple" chart:class="chart:bar" chart:style-name="ch1">
        <chart:title svg:x="8.077cm" svg:y="0.38cm" chart:style-name="ch2">
          <text:p>3rd Digit Frequency</text:p>
        </chart:title>
        <chart:legend chart:legend-position="end" svg:x="17.947cm" svg:y="5.811cm" style:legend-expansion="high" chart:style-name="ch3"/>
        <chart:plot-area chart:style-name="ch4" table:cell-range-address="dataFreq.B3:dataFreq.B92 dataFreq.E3:dataFreq.E92" chart:data-source-has-labels="column" svg:x="1.415cm" svg:y="1.403cm" svg:width="16.128cm" svg:height="9.592cm">
          <chartooo:coordinate-region svg:x="2.036cm" svg:y="1.403cm" svg:width="15.227cm" svg:height="8.945cm"/>
          <chart:axis chart:dimension="x" chart:name="primary-x" chart:style-name="ch5" chartooo:axis-type="auto">
            <chartooo:date-scale/>
            <chart:title svg:x="0.451cm" svg:y="7.235cm" chart:style-name="ch6">
              <text:p>Ball Numbers</text:p>
            </chart:title>
            <chart:categories table:cell-range-address="dataFreq.B3:dataFreq.B92"/>
            <chart:grid chart:style-name="ch7" chart:class="major"/>
          </chart:axis>
          <chart:axis chart:dimension="y" chart:name="primary-y" chart:style-name="ch8">
            <chart:title svg:x="8.654cm" svg:y="11.239cm" chart:style-name="ch9">
              <text:p>Frequency</text:p>
            </chart:title>
            <chart:grid chart:style-name="ch7" chart:class="major"/>
          </chart:axis>
          <chart:series chart:style-name="ch10" chart:values-cell-range-address="dataFreq.E3:dataFreq.E92" chart:class="chart:ba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2</svg:desc>
                </draw:g>
              </table:table-cell>
              <table:table-cell office:value-type="float" office:value="0">
                <text:p>0</text:p>
                <draw:g>
                  <svg:desc>dataFreq.E3:dataFreq.E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8037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05cm" svg:height="12.451cm" xlink:href=".." xlink:type="simple" chart:class="chart:bar" chart:style-name="ch1">
        <chart:title svg:x="7.887cm" svg:y="0.385cm" chart:style-name="ch2">
          <text:p>4th Digit Frequency</text:p>
        </chart:title>
        <chart:legend chart:legend-position="end" svg:x="17.568cm" svg:y="5.926cm" style:legend-expansion="high" chart:style-name="ch3"/>
        <chart:plot-area chart:style-name="ch4" table:cell-range-address="dataFreq.B3:dataFreq.B92 dataFreq.F3:dataFreq.F92" chart:data-source-has-labels="column" svg:x="1.726cm" svg:y="1.764cm" svg:width="14.777cm" svg:height="8.831cm">
          <chartooo:coordinate-region svg:x="2.347cm" svg:y="1.764cm" svg:width="13.876cm" svg:height="8.184cm"/>
          <chart:axis chart:dimension="x" chart:name="primary-x" chart:style-name="ch5" chartooo:axis-type="auto">
            <chartooo:date-scale/>
            <chart:title svg:x="0.77cm" svg:y="7.215cm" chart:style-name="ch6">
              <text:p>Ball Numbers</text:p>
            </chart:title>
            <chart:categories table:cell-range-address="dataFreq.B3:dataFreq.B92"/>
          </chart:axis>
          <chart:axis chart:dimension="y" chart:name="primary-y" chart:style-name="ch7">
            <chart:title svg:x="8.289cm" svg:y="10.844cm" chart:style-name="ch8">
              <text:p>Frequency</text:p>
            </chart:title>
            <chart:grid chart:style-name="ch9" chart:class="major"/>
          </chart:axis>
          <chart:series chart:style-name="ch10" chart:values-cell-range-address="dataFreq.F3:dataFreq.F92" chart:class="chart:ba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2</svg:desc>
                </draw:g>
              </table:table-cell>
              <table:table-cell office:value-type="float" office:value="0">
                <text:p>0</text:p>
                <draw:g>
                  <svg:desc>dataFreq.F3:dataFreq.F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53cm" svg:height="11.343cm" xlink:href=".." xlink:type="simple" chart:class="chart:bar" chart:style-name="ch1">
        <chart:title svg:x="7.911cm" svg:y="0.362cm" chart:style-name="ch2">
          <text:p>5th Digit Frequency</text:p>
        </chart:title>
        <chart:legend chart:legend-position="end" svg:x="17.563cm" svg:y="5.372cm" style:legend-expansion="high" chart:style-name="ch3"/>
        <chart:plot-area chart:style-name="ch4" table:cell-range-address="dataFreq.B3:dataFreq.B92 dataFreq.G3:dataFreq.G92" chart:data-source-has-labels="column" svg:x="1.408cm" svg:y="1.367cm" svg:width="15.758cm" svg:height="8.769cm">
          <chartooo:coordinate-region svg:x="2.029cm" svg:y="1.367cm" svg:width="14.857cm" svg:height="8.122cm"/>
          <chart:axis chart:dimension="x" chart:name="primary-x" chart:style-name="ch5" chartooo:axis-type="auto">
            <chartooo:date-scale/>
            <chart:title svg:x="0.451cm" svg:y="6.787cm" chart:style-name="ch6">
              <text:p>Ball Numbers</text:p>
            </chart:title>
            <chart:categories table:cell-range-address="dataFreq.B3:dataFreq.B92"/>
            <chart:grid chart:style-name="ch7" chart:class="major"/>
          </chart:axis>
          <chart:axis chart:dimension="y" chart:name="primary-y" chart:style-name="ch8">
            <chart:title svg:x="8.462cm" svg:y="10.362cm" chart:style-name="ch9">
              <text:p>Frequency</text:p>
            </chart:title>
            <chart:grid chart:style-name="ch7" chart:class="major"/>
          </chart:axis>
          <chart:series chart:style-name="ch10" chart:values-cell-range-address="dataFreq.G3:dataFreq.G92" chart:class="chart:ba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2</svg:desc>
                </draw:g>
              </table:table-cell>
              <table:table-cell office:value-type="float" office:value="0">
                <text:p>0</text:p>
                <draw:g>
                  <svg:desc>dataFreq.G3:dataFreq.G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7cm" svg:height="10.998cm" xlink:href=".." xlink:type="simple" chart:class="chart:bar" chart:style-name="ch1">
        <chart:title svg:x="7.708cm" svg:y="0.355cm" chart:style-name="ch2">
          <text:p>6th Digit Number</text:p>
        </chart:title>
        <chart:legend chart:legend-position="end" svg:x="16.654cm" svg:y="5.2cm" style:legend-expansion="high" chart:style-name="ch3"/>
        <chart:plot-area chart:style-name="ch4" table:cell-range-address="dataFreq.B3:dataFreq.B92 dataFreq.H3:dataFreq.H92" chart:data-source-has-labels="column" svg:x="1.389cm" svg:y="1.353cm" svg:width="14.887cm" svg:height="8.445cm">
          <chartooo:coordinate-region svg:x="2.01cm" svg:y="1.353cm" svg:width="13.986cm" svg:height="7.798cm"/>
          <chart:axis chart:dimension="x" chart:name="primary-x" chart:style-name="ch5" chartooo:axis-type="auto">
            <chartooo:date-scale/>
            <chart:title svg:x="0.451cm" svg:y="6.611cm" chart:style-name="ch6">
              <text:p>Ball Numbers</text:p>
            </chart:title>
            <chart:categories table:cell-range-address="dataFreq.B3:dataFreq.B92"/>
            <chart:grid chart:style-name="ch7" chart:class="major"/>
          </chart:axis>
          <chart:axis chart:dimension="y" chart:name="primary-y" chart:style-name="ch8">
            <chart:title svg:x="8.007cm" svg:y="10.017cm" chart:style-name="ch9">
              <text:p>Frequency</text:p>
            </chart:title>
            <chart:grid chart:style-name="ch7" chart:class="major"/>
          </chart:axis>
          <chart:series chart:style-name="ch10" chart:values-cell-range-address="dataFreq.H3:dataFreq.H92" chart:class="chart:bar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Freq.B3:dataFreq.B92</svg:desc>
                </draw:g>
              </table:table-cell>
              <table:table-cell office:value-type="float" office:value="0">
                <text:p>0</text:p>
                <draw:g>
                  <svg:desc>dataFreq.H3:dataFreq.H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